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ART预编译模式</text:p>
      <text:p text:style-name="P1"/>
      <text:p text:style-name="Standard">ART是Android Runtime的英文缩写，ART也被称为预编译模式。当打开程序，程序先进性一次转码，把字节码转成机器码，好让机器来运行，这是DVM的工作过程。但是，每次都进行转码，效率就会降低，导致启动速度变慢。所以Google就使用ART模式，程序在安装后就已经是机器码了，这样在程序启动的时候，就跳过了编译的过程。不用编译，直接运行，所以速度就变快了。不止启动速度变快，运行速度也会变快，程序越大，速度加快越明显。DVM在程序启动时编耗程序是比较耗电的，而使用ART在安装的时候只编译一次，所以耗电较少。从Android 4.4开始，这项技术已经非常成熟了，Android 5.0时开始废弃DVM。使用ART的一个缺点就是，程序所需要的存储空间会略大一些，使用ART模式的程序占用的存储空间比DVM的多10%~20% 。但是，用空间换取效率上的提升和用户体验上的友好这是明智的选择，并且现在的手机的存储空间都很大。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0:38:48.691470713</meta:creation-date>
    <meta:generator>LibreOffice/6.3.3.2$Linux_X86_64 LibreOffice_project/30$Build-2</meta:generator>
    <dc:date>2019-12-13T10:39:52.366260765</dc:date>
    <meta:editing-duration>PT1M3S</meta:editing-duration>
    <meta:editing-cycles>2</meta:editing-cycles>
    <meta:document-statistic meta:table-count="0" meta:image-count="0" meta:object-count="0" meta:page-count="1" meta:paragraph-count="2" meta:word-count="357" meta:character-count="424" meta:non-whitespace-character-count="419"/>
  </office:meta>
</office:document-meta>
</file>